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Parameter.getSubsequentParameters( String value , Configuration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erverParameter.test( String 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erParameter.getAvailable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